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A1CB26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527cm, 11.644cm, 3.265cm, 13.4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5.875cm" svg:x="1.635cm" svg:y="1.635cm">
          <draw:image xlink:href="Pictures/100000000000050000000400A1CB26C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4-16T14:27:43</meta:creation-date>
    <dc:date>2013-04-16T14:28:39</dc:date>
    <meta:editing-duration>PT00H00M57S</meta:editing-duration>
    <meta:editing-cycles>1</meta:editing-cycles>
    <meta:document-statistic meta:object-count="1"/>
    <meta:generator>OpenOffice.org/3.2$Linux OpenOffice.org_project/320m19$Build-9505</meta:generator>
  </office:meta>
</office:document-meta>
</file>